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25-01-19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24-01-0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23-01-06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22-01-05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21-01-06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20-01-05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20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9-01-0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8-01-05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7-01-05 21:2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6-01-04 23:49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6-01-04 22:4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5-01-05 14:0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4-01-05 20:5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3-01-05 21:5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2-01-06 22:05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2-01-06 21:08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1-01-06 21:1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10-01-05 19:16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9-01-07 22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8-01-07 20:19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7-01-24 21:3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6-01-08 13:3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5-01-12 14:0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4-01-05 17:1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3-01-09 18:1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2-01-06 20:5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1-01-05 20:5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2000-01-07 14:4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9-01-21 19:0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9-01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8-01-06 16:2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7-01-07 19:4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8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26101020701</text:p>
          </table:table-cell>
          <table:table-cell office:value-type="string" calcext:value-type="string">
            <text:p>198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